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c20b50"/>
    </style:style>
    <style:style style:name="P2" style:family="paragraph" style:parent-style-name="Standard">
      <style:text-properties fo:font-size="18pt" officeooo:rsid="00cac738" officeooo:paragraph-rsid="00cac738"/>
    </style:style>
    <style:style style:name="P3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cac738" officeooo:paragraph-rsid="00cea4e0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18pt" officeooo:rsid="00cea4e0" officeooo:paragraph-rsid="00cea4e0"/>
    </style:style>
    <style:style style:name="T1" style:family="text">
      <style:text-properties officeooo:rsid="00c20b50"/>
    </style:style>
    <style:style style:name="T2" style:family="text">
      <style:text-properties fo:font-size="18pt" officeooo:rsid="00c2a5cc"/>
    </style:style>
    <style:style style:name="T3" style:family="text">
      <style:text-properties fo:font-size="18pt" officeooo:rsid="00cea4e0"/>
    </style:style>
    <style:style style:name="T4" style:family="text">
      <style:text-properties officeooo:rsid="00cc8210"/>
    </style:style>
    <style:style style:name="T5" style:family="text">
      <style:text-properties officeooo:rsid="0029ba73"/>
    </style:style>
    <style:style style:name="T6" style:family="text">
      <style:text-properties officeooo:rsid="003cf1f2"/>
    </style:style>
    <style:style style:name="T7" style:family="text">
      <style:text-properties officeooo:rsid="00cea4e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">Nombres </text:span><text:span text:style-name="T6">relatifs</text:span></text:p>
      <text:p text:style-name="Standard"/>
      <text:p text:style-name="P1"><text:span text:style-name="T1">Exercices du livre : pages </text:span><text:span text:style-name="T3">27</text:span><text:span text:style-name="T2">-</text:span><text:span text:style-name="T3">37</text:span></text:p>
      <text:p text:style-name="P1"/>
      <text:p text:style-name="P4">Additions-soustractions (rappels)</text:p>
      <text:p text:style-name="P4">19, 20, 27, 28, 30, 31</text:p>
      <text:p text:style-name="P4"/>
      <text:p text:style-name="P4"/>
      <text:p text:style-name="P4">Comparer des nombres relatifs (rappels)</text:p>
      <text:p text:style-name="P4">10, 25</text:p>
      <text:p text:style-name="Standard"/>
      <text:p text:style-name="Standard"/>
      <text:p text:style-name="P4">Multiplications</text:p>
      <text:p text:style-name="P2">oral : <text:span text:style-name="T7">3, 13, 14, 21</text:span></text:p>
      <text:p text:style-name="P4">2, 4, 7, 15, 16</text:p>
      <text:p text:style-name="P4">30, 40, 41</text:p>
      <text:p text:style-name="P4">63, 64</text:p>
      <text:p text:style-name="P4"/>
      <text:p text:style-name="P4"/>
      <text:p text:style-name="P4">Divisions</text:p>
      <text:p text:style-name="P4">22, 23, 24, </text:p>
      <text:p text:style-name="P4">45, 47, 48, 53</text:p>
      <text:p text:style-name="P4"/>
      <text:p text:style-name="P4"/>
      <text:p text:style-name="P4">Fin de chapitre</text:p>
      <text:p text:style-name="P4">58, 59, 61, 69</text:p>
      <text:p text:style-name="P4">86, 89, 9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3H27M32S</meta:editing-duration>
    <meta:editing-cycles>155</meta:editing-cycles>
    <meta:generator>LibreOffice/7.1.4.2$Linux_X86_64 LibreOffice_project/10$Build-2</meta:generator>
    <meta:initial-creator>Véronique et Thibaud FONTANET</meta:initial-creator>
    <dc:date>2021-07-09T18:52:40.326101532</dc:date>
    <meta:print-date>2021-01-04T09:36:06.738044778</meta:print-date>
    <meta:document-statistic meta:table-count="0" meta:image-count="0" meta:object-count="0" meta:page-count="1" meta:paragraph-count="17" meta:word-count="58" meta:character-count="288" meta:non-whitespace-character-count="246"/>
  </office:meta>
</office:document-meta>
</file>